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217362" officeooo:paragraph-rsid="00217362"/>
    </style:style>
    <style:style style:name="P3" style:family="paragraph" style:parent-style-name="Standard">
      <style:text-properties officeooo:rsid="00217362" officeooo:paragraph-rsid="00233fe7"/>
    </style:style>
    <style:style style:name="P4" style:family="paragraph" style:parent-style-name="Standard">
      <style:text-properties officeooo:rsid="001c14c9" officeooo:paragraph-rsid="0015dadb"/>
    </style:style>
    <style:style style:name="P5" style:family="paragraph" style:parent-style-name="Standard">
      <style:text-properties officeooo:rsid="00233fe7" officeooo:paragraph-rsid="00298f6c"/>
    </style:style>
    <style:style style:name="T1" style:family="text">
      <style:text-properties officeooo:rsid="00233fe7"/>
    </style:style>
    <style:style style:name="T2" style:family="text">
      <style:text-properties officeooo:rsid="0024a6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14c9" style:font-weight-asian="bold" style:font-weight-complex="bold"/>
    </style:style>
    <style:style style:name="T5" style:family="text">
      <style:text-properties officeooo:rsid="00281822"/>
    </style:style>
    <style:style style:name="T6" style:family="text">
      <style:text-properties officeooo:rsid="002a3bd8"/>
    </style:style>
    <style:style style:name="T7" style:family="text">
      <style:text-properties officeooo:rsid="002c1c22"/>
    </style:style>
    <style:style style:name="T8" style:family="text">
      <style:text-properties officeooo:rsid="002e0ceb"/>
    </style:style>
    <style:style style:name="T9" style:family="text">
      <style:text-properties officeooo:rsid="00314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на высоком холме сидит и смотрит на Луну.</text:p>
      <text:p text:style-name="P4">*****</text:p>
      <text:p text:style-name="P4">*<text:span text:style-name="T5">Со спины к нему подходит единорог Nightfall's Kaleido</text:span>*</text:p>
      <text:p text:style-name="P4"><text:span text:style-name="T3">Nightfall's Kaleido</text:span>: <text:span text:style-name="T5">Сразись со мною!</text:span></text:p>
      <text:p text:style-name="P5">*Тяжёлая битва, в которую Оппл заканчивает используя артефакт детей ночи, который забирает всю магию <text:span text:style-name="T4">Nightfall's Kaleido</text:span>*</text:p>
      <text:p text:style-name="P3"><text:span text:style-name="T3">Opple</text:span>: <text:span text:style-name="T1">Этот артефакт действительно </text:span><text:span text:style-name="T2">полезен.</text:span></text:p>
      <text:p text:style-name="P2"><text:span text:style-name="T3">Whispersong</text:span>: <text:span text:style-name="T6">*Прищюриваясь*</text:span> <text:span text:style-name="T9">Кое-кто</text:span> очень хочет нас убить!</text:p>
      <text:p text:style-name="P2"><text:span text:style-name="T3">Opple</text:span>: Нужно подготовится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1-27T21:40:35.602462326</dc:date>
    <meta:editing-duration>PT1H21M57S</meta:editing-duration>
    <meta:editing-cycles>21</meta:editing-cycles>
    <meta:document-statistic meta:table-count="0" meta:image-count="0" meta:object-count="0" meta:page-count="1" meta:paragraph-count="10" meta:word-count="56" meta:character-count="400" meta:non-whitespace-character-count="354"/>
  </office:meta>
</office:document-meta>
</file>